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" style:family="table-cell" style:parent-style-name="Default">
      <style:table-cell-properties fo:border-bottom="0.31pt solid #1a1a1a" fo:background-color="#80808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 style:data-style-name="N136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gr1" style:family="graphic">
      <style:graphic-properties draw:stroke="solid" svg:stroke-width="0.026cm" svg:stroke-color="#1a1a1a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table table:name="аннотация" table:style-name="ta1">
        <table:shapes>
          <draw:custom-shape draw:z-index="0" draw:name="Text 1" draw:style-name="gr1" draw:text-style-name="P2" svg:width="16.443cm" svg:height="5.847cm" svg:x="0.139cm" svg:y="0.503cm">
            <text:p text:style-name="P1"><text:span text:style-name="T1">Методику отбора проб см. в работе Аристов, Гранович, 2011</text:span></text:p>
            <text:p text:style-name="P1"><text:span text:style-name="T1"/></text:p>
            <text:p text:style-name="P1"><text:span text:style-name="T1">Вкратце - ежегодно в одной точке в начале июля (с 2007 - на Ломнишном) брали по 12-16 проб рамкой 1/30 кв. м. промывали на сите 1, далее смотрели длину раковины с точностью до 0,1 мм. Не взвешивали!</text:span></text:p>
            <text:p text:style-name="P1"><text:span text:style-name="T1">Цифры в первых строках - номера проб. то, что они не с первой - не должно смущать (там кое-где нет данных)</text:span></text:p>
            <text:p text:style-name="P1"><text:span text:style-name="T1"/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2007" table:style-name="ta1">
        <table:table-column table:style-name="co1" table:number-columns-repeated="1024" table:default-cell-style-name="Default"/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014"/>
        </table:table-row>
        <table:table-row table:style-name="ro4">
          <table:table-cell table:style-name="ce2" table:number-columns-repeated="10"/>
          <table:table-cell table:number-columns-repeated="1014"/>
        </table:table-row>
        <table:table-row table:style-name="ro5">
          <table:table-cell table:style-name="ce3" office:value-type="float" office:value="6.8">
            <text:p>6,8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16.9">
            <text:p>16,9</text:p>
          </table:table-cell>
          <table:table-cell table:style-name="ce3" office:value-type="float" office:value="3.3">
            <text:p>3,3</text:p>
          </table:table-cell>
          <table:table-cell table:style-name="ce3" office:value-type="string">
            <text:p>би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3.4">
            <text:p>3,4</text:p>
          </table:table-cell>
          <table:table-cell table:number-columns-repeated="1014"/>
        </table:table-row>
        <table:table-row table:style-name="ro3">
          <table:table-cell table:style-name="ce3" office:value-type="float" office:value="2.7">
            <text:p>2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office:value-type="float" office:value="2.7">
            <text:p>2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number-columns-repeated="1015"/>
        </table:table-row>
        <table:table-row table:style-name="ro3">
          <table:table-cell table:style-name="ce3" office:value-type="float" office:value="3.2">
            <text:p>3,2</text:p>
          </table:table-cell>
          <table:table-cell table:style-name="ce3" office:value-type="float" office:value="4.2">
            <text:p>4,2</text:p>
          </table:table-cell>
          <table:table-cell table:number-columns-repeated="2" table:style-name="ce3" office:value-type="float" office:value="2.2">
            <text:p>2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">
            <text:p>2,0</text:p>
          </table:table-cell>
          <table:table-cell table:number-columns-repeated="1015"/>
        </table:table-row>
        <table:table-row table:style-name="ro3">
          <table:table-cell table:style-name="ce3" office:value-type="float" office:value="2.8">
            <text:p>2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4.8">
            <text:p>4,8</text:p>
          </table:table-cell>
          <table:table-cell table:number-columns-repeated="1015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12.8">
            <text:p>12,8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3" office:value-type="float" office:value="2.9">
            <text:p>2,9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1">
            <text:p>11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3" office:value-type="float" office:value="2.1">
            <text:p>2,1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3" office:value-type="float" office:value="6.5">
            <text:p>6,5</text:p>
          </table:table-cell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2.8">
            <text:p>2,8</text:p>
          </table:table-cell>
          <table:table-cell table:number-columns-repeated="2" table:style-name="ce3" office:value-type="float" office:value="2.5">
            <text:p>2,5</text:p>
          </table:table-cell>
          <table:table-cell table:style-name="ce3" office:value-type="float" office:value="3">
            <text:p>3,0</text:p>
          </table:table-cell>
          <table:table-cell table:number-columns-repeated="1015"/>
        </table:table-row>
        <table:table-row table:style-name="ro3">
          <table:table-cell table:number-columns-repeated="2" table:style-name="ce3" office:value-type="float" office:value="1.9">
            <text:p>1,9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3" office:value-type="float" office:value="6.2">
            <text:p>6,2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3" office:value-type="float" office:value="4.2">
            <text:p>4,2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4.9">
            <text:p>4,9</text:p>
          </table:table-cell>
          <table:table-cell table:number-columns-repeated="1015"/>
        </table:table-row>
        <table:table-row table:style-name="ro3">
          <table:table-cell table:style-name="ce3" office:value-type="float" office:value="2.5">
            <text:p>2,5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office:value-type="float" office:value="3.5">
            <text:p>3,5</text:p>
          </table:table-cell>
          <table:table-cell table:number-columns-repeated="1015"/>
        </table:table-row>
        <table:table-row table:style-name="ro3">
          <table:table-cell table:style-name="ce3" office:value-type="float" office:value="2.7">
            <text:p>2,7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 office:value-type="float" office:value="3.1">
            <text:p>3,1</text:p>
          </table:table-cell>
          <table:table-cell table:number-columns-repeated="1015"/>
        </table:table-row>
        <table:table-row table:style-name="ro3">
          <table:table-cell table:style-name="ce3" office:value-type="float" office:value="3.3">
            <text:p>3,3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3" office:value-type="float" office:value="1.7">
            <text:p>1,7</text:p>
          </table:table-cell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3"/>
          <table:table-cell table:style-name="ce3" office:value-type="float" office:value="5.2">
            <text:p>5,2</text:p>
          </table:table-cell>
          <table:table-cell table:style-name="ce3" office:value-type="float" office:value="4.2">
            <text:p>4,2</text:p>
          </table:table-cell>
          <table:table-cell table:number-columns-repeated="1015"/>
        </table:table-row>
        <table:table-row table:style-name="ro3">
          <table:table-cell table:style-name="ce3" office:value-type="float" office:value="2">
            <text:p>2,0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3" office:value-type="float" office:value="3.1">
            <text:p>3,1</text:p>
          </table:table-cell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8">
            <text:p>8,0</text:p>
          </table:table-cell>
          <table:table-cell table:style-name="ce3" table:number-columns-repeated="4"/>
          <table:table-cell table:style-name="ce3" office:value-type="float" office:value="2.3">
            <text:p>2,3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table:number-columns-repeated="4"/>
          <table:table-cell table:style-name="ce3" office:value-type="float" office:value="3.6">
            <text:p>3,6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table:number-columns-repeated="4"/>
          <table:table-cell table:style-name="ce3" office:value-type="float" office:value="3.9">
            <text:p>3,9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table:number-columns-repeated="4"/>
          <table:table-cell table:style-name="ce3" office:value-type="float" office:value="5">
            <text:p>5,0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4"/>
          <table:table-cell table:style-name="ce3" office:value-type="float" office:value="3.8">
            <text:p>3,8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table:number-columns-repeated="4"/>
          <table:table-cell table:style-name="ce3" office:value-type="float" office:value="2.6">
            <text:p>2,6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 table:number-columns-repeated="4"/>
          <table:table-cell table:style-name="ce3" office:value-type="float" office:value="3.7">
            <text:p>3,7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4.2">
            <text:p>4,2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4">
            <text:p>4,0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">
            <text:p>2,0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.4">
            <text:p>2,4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10.6">
            <text:p>10,6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.1">
            <text:p>2,1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3" office:value-type="float" office:value="2.4">
            <text:p>2,4</text:p>
          </table:table-cell>
          <table:table-cell table:style-name="ce3" table:number-columns-repeated="5"/>
          <table:table-cell table:number-columns-repeated="1015"/>
        </table:table-row>
        <table:table-row table:style-name="ro6" table:number-rows-repeated="188">
          <table:table-cell table:number-columns-repeated="1024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>
        <table:table-column table:style-name="co1" table:number-columns-repeated="1024" table:default-cell-style-name="Default"/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3">
          <table:table-cell table:style-name="ce3" office:value-type="float" office:value="3.1">
            <text:p>3,1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1">
            <text:p>1,1</text:p>
          </table:table-cell>
          <table:table-cell table:number-columns-repeated="2" table:style-name="ce3" office:value-type="float" office:value="2.4">
            <text:p>2,4</text:p>
          </table:table-cell>
          <table:table-cell table:number-columns-repeated="1019"/>
        </table:table-row>
        <table:table-row table:style-name="ro3">
          <table:table-cell table:style-name="ce3" office:value-type="float" office:value="1.7">
            <text:p>1,7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7">
            <text:p>1,7</text:p>
          </table:table-cell>
          <table:table-cell table:number-columns-repeated="1019"/>
        </table:table-row>
        <table:table-row table:style-name="ro3"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6">
            <text:p>2,6</text:p>
          </table:table-cell>
          <table:table-cell table:number-columns-repeated="1019"/>
        </table:table-row>
        <table:table-row table:style-name="ro3">
          <table:table-cell table:style-name="ce3" office:value-type="float" office:value="4.3">
            <text:p>4,3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0.5">
            <text:p>10,5</text:p>
          </table:table-cell>
          <table:table-cell table:number-columns-repeated="1019"/>
        </table:table-row>
        <table:table-row table:style-name="ro3">
          <table:table-cell table:number-columns-repeated="2" table:style-name="ce3" office:value-type="float" office:value="1.8">
            <text:p>1,8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6">
            <text:p>2,6</text:p>
          </table:table-cell>
          <table:table-cell table:number-columns-repeated="1019"/>
        </table:table-row>
        <table:table-row table:style-name="ro3">
          <table:table-cell table:style-name="ce3" office:value-type="float" office:value="2.8">
            <text:p>2,8</text:p>
          </table:table-cell>
          <table:table-cell table:number-columns-repeated="3" table:style-name="ce3" office:value-type="float" office:value="1.8">
            <text:p>1,8</text:p>
          </table:table-cell>
          <table:table-cell table:style-name="ce3" office:value-type="float" office:value="3">
            <text:p>3,0</text:p>
          </table:table-cell>
          <table:table-cell table:number-columns-repeated="1019"/>
        </table:table-row>
        <table:table-row table:style-name="ro3">
          <table:table-cell table:style-name="ce3" office:value-type="float" office:value="2.5">
            <text:p>2,5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6">
            <text:p>1,6</text:p>
          </table:table-cell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2.4">
            <text:p>2,4</text:p>
          </table:table-cell>
          <table:table-cell table:number-columns-repeated="1019"/>
        </table:table-row>
        <table:table-row table:style-name="ro3">
          <table:table-cell table:style-name="ce3" office:value-type="float" office:value="2.2">
            <text:p>2,2</text:p>
          </table:table-cell>
          <table:table-cell table:number-columns-repeated="2" table:style-name="ce3" office:value-type="float" office:value="1.5">
            <text:p>1,5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8.7">
            <text:p>8,7</text:p>
          </table:table-cell>
          <table:table-cell table:number-columns-repeated="1019"/>
        </table:table-row>
        <table:table-row table:style-name="ro3">
          <table:table-cell table:style-name="ce3" office:value-type="float" office:value="3.1">
            <text:p>3,1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3.5">
            <text:p>3,5</text:p>
          </table:table-cell>
          <table:table-cell table:number-columns-repeated="1019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7">
            <text:p>1,7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,0</text:p>
          </table:table-cell>
          <table:table-cell table:number-columns-repeated="2" table:style-name="ce3" office:value-type="float" office:value="1.2">
            <text:p>1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8">
            <text:p>2,8</text:p>
          </table:table-cell>
          <table:table-cell table:number-columns-repeated="1019"/>
        </table:table-row>
        <table:table-row table:style-name="ro3">
          <table:table-cell table:style-name="ce3" office:value-type="float" office:value="2.1">
            <text:p>2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2">
            <text:p>2,2</text:p>
          </table:table-cell>
          <table:table-cell table:number-columns-repeated="2" table:style-name="ce3" office:value-type="float" office:value="2.3">
            <text:p>2,3</text:p>
          </table:table-cell>
          <table:table-cell table:number-columns-repeated="1019"/>
        </table:table-row>
        <table:table-row table:style-name="ro3">
          <table:table-cell table:style-name="ce3" office:value-type="float" office:value="2.8">
            <text:p>2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1.4">
            <text:p>11,4</text:p>
          </table:table-cell>
          <table:table-cell table:number-columns-repeated="1019"/>
        </table:table-row>
        <table:table-row table:style-name="ro3">
          <table:table-cell table:style-name="ce3" office:value-type="float" office:value="1.8">
            <text:p>1,8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1">
            <text:p>2,1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.8">
            <text:p>1,8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8">
            <text:p>2,8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4">
            <text:p>2,4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1">
            <text:p>2,1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.8">
            <text:p>1,8</text:p>
          </table:table-cell>
          <table:table-cell table:style-name="ce3" office:value-type="float" office:value="1.7">
            <text:p>1,7</text:p>
          </table:table-cell>
          <table:table-cell table:number-columns-repeated="2"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5">
            <text:p>2,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8">
            <text:p>2,8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3.1">
            <text:p>3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3.6">
            <text:p>3,6</text:p>
          </table:table-cell>
          <table:table-cell table:number-columns-repeated="2" table:style-name="ce3" office:value-type="float" office:value="1.4">
            <text:p>1,4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9">
            <text:p>2,9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.6">
            <text:p>1,6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5">
            <text:p>5,0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4">
            <text:p>2,4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5">
            <text:p>2,5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.5">
            <text:p>1,5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7.7">
            <text:p>7,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7.6">
            <text:p>7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9.1">
            <text:p>9,1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5.1">
            <text:p>5,1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0">
            <text:p>10,0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1.5">
            <text:p>11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3.1">
            <text:p>13,1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11.9">
            <text:p>11,9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9.7">
            <text:p>9,7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1.8">
            <text:p>11,8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2.1">
            <text:p>12,1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.7">
            <text:p>8,7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.8">
            <text:p>7,8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9.6">
            <text:p>9,6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1.9">
            <text:p>11,9</text:p>
          </table:table-cell>
          <table:table-cell table:style-name="ce3" office:value-type="float" office:value="9.1">
            <text:p>9,1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9.5">
            <text:p>9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5.2">
            <text:p>5,2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.2">
            <text:p>7,2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4">
            <text:p>1,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8">
            <text:p>1,8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6">
            <text:p>1,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2">
            <text:p>1,2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3">
            <text:p>1,3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3">
            <text:p>1,3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7">
            <text:p>1,7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2">
            <text:p>2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1.2">
            <text:p>1,2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6">
            <text:p>6,0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6.4">
            <text:p>6,4</text:p>
          </table:table-cell>
          <table:table-cell table:style-name="ce3"/>
          <table:table-cell table:number-columns-repeated="1019"/>
        </table:table-row>
        <table:table-row table:style-name="ro3" table:number-rows-repeated="41">
          <table:table-cell table:style-name="ce3" table:number-columns-repeated="5"/>
          <table:table-cell table:number-columns-repeated="1019"/>
        </table:table-row>
        <table:table-row table:style-name="ro6" table:number-rows-repeated="176">
          <table:table-cell table:number-columns-repeated="1024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">
        <table:table-column table:style-name="co1" table:number-columns-repeated="1024" table:default-cell-style-name="Default"/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1014"/>
        </table:table-row>
        <table:table-row table:style-name="ro7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3" office:value-type="float" office:value="1.5">
            <text:p>1,5</text:p>
          </table:table-cell>
          <table:table-cell table:style-name="ce3" office:value-type="float" office:value="5.2">
            <text:p>5,2</text:p>
          </table:table-cell>
          <table:table-cell table:style-name="ce3" office:value-type="string">
            <text:p>пусто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5.2">
            <text:p>15,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0.2">
            <text:p>10,2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13.2">
            <text:p>13,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6.7">
            <text:p>6,7</text:p>
          </table:table-cell>
          <table:table-cell table:style-name="ce3" table:number-columns-repeated="2"/>
          <table:table-cell table:style-name="ce3" office:value-type="float" office:value="4.4">
            <text:p>4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3.9">
            <text:p>3,9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4">
            <text:p>5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5.8">
            <text:p>5,8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3">
            <text:p>5,3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10.4">
            <text:p>10,4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2">
            <text:p>4,2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5.5">
            <text:p>5,5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1">
            <text:p>4,1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5.6">
            <text:p>5,6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7">
            <text:p>4,7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6.2">
            <text:p>6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2.5">
            <text:p>2,5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10.3">
            <text:p>10,3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3">
            <text:p>4,3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6.3">
            <text:p>6,3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">
            <text:p>4,0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4">
            <text:p>4,4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3.4">
            <text:p>3,4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3.1">
            <text:p>3,1</text:p>
          </table:table-cell>
          <table:table-cell table:style-name="ce3" office:value-type="float" office:value="7.6">
            <text:p>7,6</text:p>
          </table:table-cell>
          <table:table-cell table:style-name="ce3" office:value-type="float" office:value="8.4">
            <text:p>8,4</text:p>
          </table:table-cell>
          <table:table-cell table:number-columns-repeated="2" table:style-name="ce3" office:value-type="float" office:value="3.6">
            <text:p>3,6</text:p>
          </table:table-cell>
          <table:table-cell table:style-name="ce3" office:value-type="float" office:value="3">
            <text:p>3,0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6.1">
            <text:p>6,1</text:p>
          </table:table-cell>
          <table:table-cell table:number-columns-repeated="2" table:style-name="ce3" office:value-type="float" office:value="3.1">
            <text:p>3,1</text:p>
          </table:table-cell>
          <table:table-cell table:style-name="ce3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5">
            <text:p>4,5</text:p>
          </table:table-cell>
          <table:table-cell table:style-name="ce3" office:value-type="float" office:value="10.3">
            <text:p>10,3</text:p>
          </table:table-cell>
          <table:table-cell table:style-name="ce3" office:value-type="float" office:value="11.2">
            <text:p>11,2</text:p>
          </table:table-cell>
          <table:table-cell table:number-columns-repeated="2" table:style-name="ce3" office:value-type="float" office:value="4.2">
            <text:p>4,2</text:p>
          </table:table-cell>
          <table:table-cell table:style-name="ce3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4">
            <text:p>4,4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2">
            <text:p>3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3.5">
            <text:p>3,5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3.1">
            <text:p>3,1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2.7">
            <text:p>2,7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11.3">
            <text:p>11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4.1">
            <text:p>4,1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2.5">
            <text:p>2,5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3">
            <text:p>4,3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12.1">
            <text:p>12,1</text:p>
          </table:table-cell>
          <table:table-cell table:style-name="ce3" office:value-type="float" office:value="7.8">
            <text:p>7,8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2.7">
            <text:p>2,7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11.8">
            <text:p>11,8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8.7">
            <text:p>8,7</text:p>
          </table:table-cell>
          <table:table-cell table:style-name="ce3" office:value-type="float" office:value="10.3">
            <text:p>10,3</text:p>
          </table:table-cell>
          <table:table-cell table:style-name="ce3" office:value-type="float" office:value="10.2">
            <text:p>10,2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8.1">
            <text:p>8,1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number-columns-repeated="2" table:style-name="ce3" office:value-type="float" office:value="6.9">
            <text:p>6,9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2.6">
            <text:p>12,6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">
            <text:p>3,0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8">
            <text:p>6,8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1.7">
            <text:p>1,7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.6">
            <text:p>7,6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3.3">
            <text:p>3,3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.8">
            <text:p>7,8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2.3">
            <text:p>12,3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2.7">
            <text:p>2,7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0.2">
            <text:p>10,2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7">
            <text:p>3,7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1.9">
            <text:p>11,9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1">
            <text:p>2,1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3.7">
            <text:p>13,7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5">
            <text:p>2,5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.4">
            <text:p>7,4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6">
            <text:p>6,6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.7">
            <text:p>7,7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4.7">
            <text:p>4,7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9.4">
            <text:p>9,4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4.2">
            <text:p>4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6">
            <text:p>6,6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5.5">
            <text:p>5,5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4.1">
            <text:p>4,1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2">
            <text:p>12,0</text:p>
          </table:table-cell>
          <table:table-cell table:style-name="ce3"/>
          <table:table-cell table:style-name="ce3" office:value-type="float" office:value="9.7">
            <text:p>9,7</text:p>
          </table:table-cell>
          <table:table-cell table:style-name="ce3" office:value-type="float" office:value="4.3">
            <text:p>4,3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8.2">
            <text:p>8,2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4.4">
            <text:p>4,4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6">
            <text:p>6,6</text:p>
          </table:table-cell>
          <table:table-cell table:style-name="ce3"/>
          <table:table-cell table:number-columns-repeated="2" table:style-name="ce3" office:value-type="float" office:value="4.4">
            <text:p>4,4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9.4">
            <text:p>9,4</text:p>
          </table:table-cell>
          <table:table-cell table:style-name="ce3"/>
          <table:table-cell table:style-name="ce3" office:value-type="float" office:value="6">
            <text:p>6,0</text:p>
          </table:table-cell>
          <table:table-cell table:style-name="ce3" office:value-type="float" office:value="4.6">
            <text:p>4,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7">
            <text:p>6,7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10.2">
            <text:p>10,2</text:p>
          </table:table-cell>
          <table:table-cell table:style-name="ce3" office:value-type="float" office:value="4.1">
            <text:p>4,1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5.3">
            <text:p>5,3</text:p>
          </table:table-cell>
          <table:table-cell table:style-name="ce3"/>
          <table:table-cell table:style-name="ce3" office:value-type="float" office:value="9.4">
            <text:p>9,4</text:p>
          </table:table-cell>
          <table:table-cell table:style-name="ce3" office:value-type="float" office:value="6.1">
            <text:p>6,1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.8">
            <text:p>7,8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5.7">
            <text:p>5,7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9.5">
            <text:p>9,5</text:p>
          </table:table-cell>
          <table:table-cell table:style-name="ce3" office:value-type="float" office:value="6.2">
            <text:p>6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6.9">
            <text:p>6,9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 office:value-type="float" office:value="6.6">
            <text:p>6,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8.1">
            <text:p>8,1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office:value-type="float" office:value="6.8">
            <text:p>6,8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1.6">
            <text:p>11,6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office:value-type="float" office:value="6.5">
            <text:p>6,5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4.5">
            <text:p>4,5</text:p>
          </table:table-cell>
          <table:table-cell table:style-name="ce3" office:value-type="float" office:value="13.9">
            <text:p>13,9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8.8">
            <text:p>8,8</text:p>
          </table:table-cell>
          <table:table-cell table:style-name="ce3" office:value-type="float" office:value="11.2">
            <text:p>11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6">
            <text:p>6,6</text:p>
          </table:table-cell>
          <table:table-cell table:style-name="ce3" office:value-type="float" office:value="4.6">
            <text:p>4,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number-columns-repeated="2" table:style-name="ce3" office:value-type="float" office:value="5.2">
            <text:p>5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8.3">
            <text:p>8,3</text:p>
          </table:table-cell>
          <table:table-cell table:style-name="ce3" office:value-type="float" office:value="7.3">
            <text:p>7,3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5.8">
            <text:p>5,8</text:p>
          </table:table-cell>
          <table:table-cell table:style-name="ce3" office:value-type="float" office:value="7.6">
            <text:p>7,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8.7">
            <text:p>8,7</text:p>
          </table:table-cell>
          <table:table-cell table:style-name="ce3" office:value-type="float" office:value="7.2">
            <text:p>7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3">
            <text:p>6,3</text:p>
          </table:table-cell>
          <table:table-cell table:style-name="ce3" office:value-type="float" office:value="4.6">
            <text:p>4,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7.2">
            <text:p>7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4">
            <text:p>6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5.5">
            <text:p>5,5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9.8">
            <text:p>9,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5.6">
            <text:p>5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8.1">
            <text:p>8,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11.2">
            <text:p>11,2</text:p>
          </table:table-cell>
          <table:table-cell table:style-name="ce3" table:number-columns-repeated="2"/>
          <table:table-cell table:number-columns-repeated="1014"/>
        </table:table-row>
        <table:table-row table:style-name="ro3" table:number-rows-repeated="29">
          <table:table-cell table:style-name="ce3" table:number-columns-repeated="10"/>
          <table:table-cell table:number-columns-repeated="1014"/>
        </table:table-row>
        <table:table-row table:style-name="ro6" table:number-rows-repeated="136">
          <table:table-cell table:number-columns-repeated="1024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" table:style-name="ta1">
        <table:table-column table:style-name="co1" table:number-columns-repeated="1024" table:default-cell-style-name="Default"/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1014"/>
        </table:table-row>
        <table:table-row table:style-name="ro7">
          <table:table-cell table:style-name="ce5" table:number-columns-repeated="10"/>
          <table:table-cell table:number-columns-repeated="1014"/>
        </table:table-row>
        <table:table-row table:style-name="ro3">
          <table:table-cell table:number-columns-repeated="2" table:style-name="ce3" office:value-type="string">
            <text:p>пусто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7.8">
            <text:p>7,8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8.4">
            <text:p>8,4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4.9">
            <text:p>4,9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7.6">
            <text:p>7,6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1.4">
            <text:p>11,4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3.1">
            <text:p>3,1</text:p>
          </table:table-cell>
          <table:table-cell table:style-name="ce3" office:value-type="float" office:value="15.1">
            <text:p>15,1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1.1">
            <text:p>11,1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6.7">
            <text:p>6,7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2">
            <text:p>2,2</text:p>
          </table:table-cell>
          <table:table-cell table:style-name="ce3" office:value-type="float" office:value="13.5">
            <text:p>13,5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13.8">
            <text:p>13,8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9.7">
            <text:p>9,7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7">
            <text:p>2,7</text:p>
          </table:table-cell>
          <table:table-cell table:style-name="ce3" office:value-type="float" office:value="11.2">
            <text:p>11,2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9.2">
            <text:p>9,2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3">
            <text:p>8,3</text:p>
          </table:table-cell>
          <table:table-cell table:style-name="ce3"/>
          <table:table-cell table:style-name="ce3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office:value-type="float" office:value="10.6">
            <text:p>10,6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9.1">
            <text:p>9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 office:value-type="float" office:value="11.2">
            <text:p>11,2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15.5">
            <text:p>15,5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0.3">
            <text:p>10,3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3.7">
            <text:p>3,7</text:p>
          </table:table-cell>
          <table:table-cell table:style-name="ce3" office:value-type="float" office:value="11.8">
            <text:p>11,8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2.4">
            <text:p>12,4</text:p>
          </table:table-cell>
          <table:table-cell table:style-name="ce3" office:value-type="float" office:value="9.8">
            <text:p>9,8</text:p>
          </table:table-cell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3.2">
            <text:p>3,2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9.4">
            <text:p>9,4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4.7">
            <text:p>4,7</text:p>
          </table:table-cell>
          <table:table-cell table:style-name="ce3" office:value-type="float" office:value="14">
            <text:p>14,0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6.9">
            <text:p>6,9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9.4">
            <text:p>9,4</text:p>
          </table:table-cell>
          <table:table-cell table:style-name="ce3"/>
          <table:table-cell table:style-name="ce3" office:value-type="float" office:value="9.6">
            <text:p>9,6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8.7">
            <text:p>8,7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6.4">
            <text:p>6,4</text:p>
          </table:table-cell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9.3">
            <text:p>9,3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11.7">
            <text:p>11,7</text:p>
          </table:table-cell>
          <table:table-cell table:style-name="ce3" office:value-type="float" office:value="7.3">
            <text:p>7,3</text:p>
          </table:table-cell>
          <table:table-cell table:style-name="ce3"/>
          <table:table-cell table:style-name="ce3" office:value-type="float" office:value="11">
            <text:p>11,0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4.9">
            <text:p>4,9</text:p>
          </table:table-cell>
          <table:table-cell table:style-name="ce3" office:value-type="float" office:value="10.7">
            <text:p>10,7</text:p>
          </table:table-cell>
          <table:table-cell table:style-name="ce3"/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7.8">
            <text:p>7,8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12.1">
            <text:p>12,1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8">
            <text:p>5,8</text:p>
          </table:table-cell>
          <table:table-cell table:style-name="ce3" office:value-type="float" office:value="6.3">
            <text:p>6,3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10.5">
            <text:p>10,5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10.4">
            <text:p>10,4</text:p>
          </table:table-cell>
          <table:table-cell table:style-name="ce3"/>
          <table:table-cell table:style-name="ce3" office:value-type="float" office:value="5.8">
            <text:p>5,8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9.4">
            <text:p>9,4</text:p>
          </table:table-cell>
          <table:table-cell table:style-name="ce3" office:value-type="float" office:value="6">
            <text:p>6,0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9.8">
            <text:p>9,8</text:p>
          </table:table-cell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10.5">
            <text:p>10,5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8">
            <text:p>5,8</text:p>
          </table:table-cell>
          <table:table-cell table:style-name="ce3" office:value-type="float" office:value="7.7">
            <text:p>7,7</text:p>
          </table:table-cell>
          <table:table-cell table:style-name="ce3"/>
          <table:table-cell table:style-name="ce3" office:value-type="float" office:value="8">
            <text:p>8,0</text:p>
          </table:table-cell>
          <table:table-cell table:style-name="ce3"/>
          <table:table-cell table:style-name="ce3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9.4">
            <text:p>9,4</text:p>
          </table:table-cell>
          <table:table-cell table:style-name="ce3" office:value-type="float" office:value="8.4">
            <text:p>8,4</text:p>
          </table:table-cell>
          <table:table-cell table:style-name="ce3"/>
          <table:table-cell table:style-name="ce3" office:value-type="float" office:value="8.1">
            <text:p>8,1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7.7">
            <text:p>7,7</text:p>
          </table:table-cell>
          <table:table-cell table:style-name="ce3" office:value-type="float" office:value="10.7">
            <text:p>10,7</text:p>
          </table:table-cell>
          <table:table-cell table:style-name="ce3"/>
          <table:table-cell table:style-name="ce3" office:value-type="float" office:value="8.2">
            <text:p>8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7">
            <text:p>5,7</text:p>
          </table:table-cell>
          <table:table-cell table:style-name="ce3" office:value-type="float" office:value="7.2">
            <text:p>7,2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3">
            <text:p>5,3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2.8">
            <text:p>2,8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7.3">
            <text:p>7,3</text:p>
          </table:table-cell>
          <table:table-cell table:style-name="ce3" office:value-type="float" office:value="8.3">
            <text:p>8,3</text:p>
          </table:table-cell>
          <table:table-cell table:style-name="ce3"/>
          <table:table-cell table:style-name="ce3" office:value-type="float" office:value="7.2">
            <text:p>7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6.9">
            <text:p>6,9</text:p>
          </table:table-cell>
          <table:table-cell table:style-name="ce3" office:value-type="float" office:value="7.6">
            <text:p>7,6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number-columns-repeated="2" table:style-name="ce3" office:value-type="float" office:value="7.7">
            <text:p>7,7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5.8">
            <text:p>5,8</text:p>
          </table:table-cell>
          <table:table-cell table:style-name="ce3" office:value-type="float" office:value="8.8">
            <text:p>8,8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7">
            <text:p>7,0</text:p>
          </table:table-cell>
          <table:table-cell table:style-name="ce3" office:value-type="float" office:value="7.2">
            <text:p>7,2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4"/>
          <table:table-cell table:style-name="ce3" office:value-type="float" office:value="7">
            <text:p>7,0</text:p>
          </table:table-cell>
          <table:table-cell table:style-name="ce3" table:number-columns-repeated="2"/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9.3">
            <text:p>9,3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5">
            <text:p>5,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8">
            <text:p>3,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9.2">
            <text:p>9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1">
            <text:p>6,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9.9">
            <text:p>9,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4">
            <text:p>6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9.5">
            <text:p>9,5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6.7">
            <text:p>6,7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5">
            <text:p>3,5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4.9">
            <text:p>4,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1">
            <text:p>3,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2.4">
            <text:p>2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7">
            <text:p>7,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4">
            <text:p>3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6">
            <text:p>3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4.2">
            <text:p>4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2.5">
            <text:p>2,5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4.4">
            <text:p>4,4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9">
            <text:p>3,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7"/>
          <table:table-cell table:style-name="ce3" office:value-type="float" office:value="3.1">
            <text:p>3,1</text:p>
          </table:table-cell>
          <table:table-cell table:style-name="ce3" table:number-columns-repeated="2"/>
          <table:table-cell table:number-columns-repeated="1014"/>
        </table:table-row>
        <table:table-row table:style-name="ro6" table:number-rows-repeated="117">
          <table:table-cell table:number-columns-repeated="1024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">
        <table:table-column table:style-name="co1" table:number-columns-repeated="1024" table:default-cell-style-name="Default"/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3" office:value-type="float" office:value="2.5">
            <text:p>2,5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14.2">
            <text:p>14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7.7">
            <text:p>7,7</text:p>
          </table:table-cell>
          <table:table-cell table:number-columns-repeated="1014"/>
        </table:table-row>
        <table:table-row table:style-name="ro3">
          <table:table-cell table:style-name="ce3" office:value-type="float" office:value="4.2">
            <text:p>4,2</text:p>
          </table:table-cell>
          <table:table-cell table:style-name="ce3" office:value-type="float" office:value="4.1">
            <text:p>4,1</text:p>
          </table:table-cell>
          <table:table-cell table:number-columns-repeated="2" table:style-name="ce3" office:value-type="float" office:value="3">
            <text:p>3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13.4">
            <text:p>13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8.7">
            <text:p>8,7</text:p>
          </table:table-cell>
          <table:table-cell table:number-columns-repeated="1014"/>
        </table:table-row>
        <table:table-row table:style-name="ro3">
          <table:table-cell table:style-name="ce3" office:value-type="float" office:value="2.4">
            <text:p>2,4</text:p>
          </table:table-cell>
          <table:table-cell table:number-columns-repeated="2" table:style-name="ce3" office:value-type="float" office:value="3.2">
            <text:p>3,2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5.6">
            <text:p>15,6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14.3">
            <text:p>14,3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4.4">
            <text:p>4,4</text:p>
          </table:table-cell>
          <table:table-cell table:number-columns-repeated="1014"/>
        </table:table-row>
        <table:table-row table:style-name="ro3">
          <table:table-cell table:style-name="ce3" office:value-type="float" office:value="2.4">
            <text:p>2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9.9">
            <text:p>9,9</text:p>
          </table:table-cell>
          <table:table-cell table:number-columns-repeated="1014"/>
        </table:table-row>
        <table:table-row table:style-name="ro3">
          <table:table-cell table:style-name="ce3" office:value-type="float" office:value="1.9">
            <text:p>1,9</text:p>
          </table:table-cell>
          <table:table-cell table:number-columns-repeated="2" table:style-name="ce3" office:value-type="float" office:value="2.7">
            <text:p>2,7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1.3">
            <text:p>11,3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3"/>
          <table:table-cell table:style-name="ce3" office:value-type="string">
            <text:p>би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6">
            <text:p>6,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11.4">
            <text:p>11,4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5">
            <text:p>5,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11.8">
            <text:p>11,8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7.8">
            <text:p>7,8</text:p>
          </table:table-cell>
          <table:table-cell table:number-columns-repeated="2" table:style-name="ce3" office:value-type="float" office:value="4.2">
            <text:p>4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7.2">
            <text:p>7,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11.1">
            <text:p>11,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14.9">
            <text:p>14,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3">
            <text:p>2,3</text:p>
          </table:table-cell>
          <table:table-cell table:style-name="ce3" table:number-columns-repeated="3"/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5.5">
            <text:p>5,5</text:p>
          </table:table-cell>
          <table:table-cell table:style-name="ce3" table:number-columns-repeated="2"/>
          <table:table-cell table:number-columns-repeated="1014"/>
        </table:table-row>
        <table:table-row table:style-name="ro5">
          <table:table-cell table:style-name="ce3"/>
          <table:table-cell table:style-name="ce3" office:value-type="float" office:value="2.7">
            <text:p>2,7</text:p>
          </table:table-cell>
          <table:table-cell table:style-name="ce3"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string">
            <text:p>би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3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3"/>
          <table:table-cell table:style-name="ce3" office:value-type="float" office:value="2.9">
            <text:p>2,9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9">
            <text:p>2,9</text:p>
          </table:table-cell>
          <table:table-cell table:style-name="ce3" table:number-columns-repeated="3"/>
          <table:table-cell table:style-name="ce3" office:value-type="float" office:value="2.1">
            <text:p>2,1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3"/>
          <table:table-cell table:style-name="ce3" office:value-type="float" office:value="2.3">
            <text:p>2,3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9">
            <text:p>2,9</text:p>
          </table:table-cell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7">
            <text:p>2,7</text:p>
          </table:table-cell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.9">
            <text:p>2,9</text:p>
          </table:table-cell>
          <table:table-cell table:style-name="ce3" table:number-columns-repeated="3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/>
          <table:table-cell table:style-name="ce3" office:value-type="string">
            <text:p>би</text:p>
          </table:table-cell>
          <table:table-cell table:style-name="ce3" table:number-columns-repeated="3"/>
          <table:table-cell table:style-name="ce3" office:value-type="float" office:value="2.3">
            <text:p>2,3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5">
            <text:p>2,5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6">
            <text:p>2,6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3.5">
            <text:p>3,5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8">
            <text:p>2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1">
            <text:p>2,1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2.7">
            <text:p>2,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5.2">
            <text:p>5,2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4.3">
            <text:p>4,3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4.2">
            <text:p>4,2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3.7">
            <text:p>3,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3.8">
            <text:p>3,8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table:number-columns-repeated="5"/>
          <table:table-cell table:style-name="ce3" office:value-type="string">
            <text:p>би</text:p>
          </table:table-cell>
          <table:table-cell table:style-name="ce3" table:number-columns-repeated="4"/>
          <table:table-cell table:number-columns-repeated="1014"/>
        </table:table-row>
        <table:table-row table:style-name="ro3" table:number-rows-repeated="31">
          <table:table-cell table:style-name="ce3" table:number-columns-repeated="10"/>
          <table:table-cell table:number-columns-repeated="1014"/>
        </table:table-row>
        <table:table-row table:style-name="ro6" table:number-rows-repeated="126">
          <table:table-cell table:number-columns-repeated="1024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1">
        <table:table-column table:style-name="co1" table:number-columns-repeated="1024" table:default-cell-style-name="Default"/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1014"/>
        </table:table-row>
        <table:table-row table:style-name="ro8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3" office:value-type="float" office:value="1.8">
            <text:p>1,8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1.8">
            <text:p>1,8</text:p>
          </table:table-cell>
          <table:table-cell table:number-columns-repeated="1014"/>
        </table:table-row>
        <table:table-row table:style-name="ro3">
          <table:table-cell table:style-name="ce3" office:value-type="float" office:value="1.9">
            <text:p>1,9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3" office:value-type="float" office:value="2.3">
            <text:p>2,3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3.5">
            <text:p>3,5</text:p>
          </table:table-cell>
          <table:table-cell table:number-columns-repeated="2" table:style-name="ce3" office:value-type="float" office:value="3.7">
            <text:p>3,7</text:p>
          </table:table-cell>
          <table:table-cell table:style-name="ce3" office:value-type="float" office:value="2.9">
            <text:p>2,9</text:p>
          </table:table-cell>
          <table:table-cell table:number-columns-repeated="1014"/>
        </table:table-row>
        <table:table-row table:style-name="ro3">
          <table:table-cell table:style-name="ce3" office:value-type="float" office:value="4.3">
            <text:p>4,3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.3">
            <text:p>4,3</text:p>
          </table:table-cell>
          <table:table-cell table:number-columns-repeated="1014"/>
        </table:table-row>
        <table:table-row table:style-name="ro3">
          <table:table-cell table:style-name="ce3" office:value-type="float" office:value="1.4">
            <text:p>1,4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6.9">
            <text:p>6,9</text:p>
          </table:table-cell>
          <table:table-cell table:number-columns-repeated="1014"/>
        </table:table-row>
        <table:table-row table:style-name="ro3">
          <table:table-cell table:style-name="ce3" office:value-type="float" office:value="5">
            <text:p>5,0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5">
            <text:p>1,5</text:p>
          </table:table-cell>
          <table:table-cell table:number-columns-repeated="1014"/>
        </table:table-row>
        <table:table-row table:style-name="ro3">
          <table:table-cell table:style-name="ce3" office:value-type="float" office:value="2.2">
            <text:p>2,2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1.8">
            <text:p>1,8</text:p>
          </table:table-cell>
          <table:table-cell table:number-columns-repeated="1014"/>
        </table:table-row>
        <table:table-row table:style-name="ro3">
          <table:table-cell table:number-columns-repeated="2" table:style-name="ce3" office:value-type="float" office:value="1.6">
            <text:p>1,6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3" office:value-type="float" office:value="1.7">
            <text:p>1,7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2">
            <text:p>2,0</text:p>
          </table:table-cell>
          <table:table-cell table:number-columns-repeated="1014"/>
        </table:table-row>
        <table:table-row table:style-name="ro5">
          <table:table-cell table:style-name="ce3" office:value-type="float" office:value="2.2">
            <text:p>2,2</text:p>
          </table:table-cell>
          <table:table-cell table:style-name="ce3" table:number-columns-repeated="2"/>
          <table:table-cell table:style-name="ce3" office:value-type="float" office:value="3">
            <text:p>3,0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6">
            <text:p>1,6</text:p>
          </table:table-cell>
          <table:table-cell table:style-name="ce3" office:value-type="string">
            <text:p>би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1.5">
            <text:p>1,5</text:p>
          </table:table-cell>
          <table:table-cell table:number-columns-repeated="1014"/>
        </table:table-row>
        <table:table-row table:style-name="ro3"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5">
            <text:p>5,0</text:p>
          </table:table-cell>
          <table:table-cell table:style-name="ce3" office:value-type="float" office:value="2.7">
            <text:p>2,7</text:p>
          </table:table-cell>
          <table:table-cell table:number-columns-repeated="2" table:style-name="ce3" office:value-type="float" office:value="1.7">
            <text:p>1,7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1.7">
            <text:p>1,7</text:p>
          </table:table-cell>
          <table:table-cell table:number-columns-repeated="1014"/>
        </table:table-row>
        <table:table-row table:style-name="ro3"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3.9">
            <text:p>3,9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">
            <text:p>2,0</text:p>
          </table:table-cell>
          <table:table-cell table:number-columns-repeated="1014"/>
        </table:table-row>
        <table:table-row table:style-name="ro3"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3.9">
            <text:p>3,9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2.5">
            <text:p>2,5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3.3">
            <text:p>3,3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6.1">
            <text:p>6,1</text:p>
          </table:table-cell>
          <table:table-cell table:number-columns-repeated="2" table:style-name="ce3" office:value-type="float" office:value="2.8">
            <text:p>2,8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office:value-type="float" office:value="2.1">
            <text:p>2,1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8.3">
            <text:p>8,3</text:p>
          </table:table-cell>
          <table:table-cell table:style-name="ce3"/>
          <table:table-cell table:style-name="ce3" office:value-type="float" office:value="15.4">
            <text:p>15,4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1.4">
            <text:p>1,4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office:value-type="float" office:value="5.7">
            <text:p>5,7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2.8">
            <text:p>12,8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11.5">
            <text:p>11,5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2.3">
            <text:p>12,3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7">
            <text:p>7,0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3" office:value-type="float" office:value="1.7">
            <text:p>1,7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3" table:number-columns-repeated="6"/>
          <table:table-cell table:style-name="ce3" office:value-type="float" office:value="2.3">
            <text:p>2,3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3" table:number-columns-repeated="6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3" table:number-columns-repeated="5"/>
          <table:table-cell/>
          <table:table-cell table:style-name="ce3" office:value-type="float" office:value="1.9">
            <text:p>1,9</text:p>
          </table:table-cell>
          <table:table-cell table:style-name="ce3" table:number-columns-repeated="2"/>
          <table:table-cell table:number-columns-repeated="1015"/>
        </table:table-row>
        <table:table-row table:style-name="ro3">
          <table:table-cell table:style-name="ce3" table:number-columns-repeated="6"/>
          <table:table-cell table:style-name="ce3" office:value-type="float" office:value="3">
            <text:p>3,0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2.5">
            <text:p>2,5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1.8">
            <text:p>1,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3" office:value-type="float" office:value="1.9">
            <text:p>1,9</text:p>
          </table:table-cell>
          <table:table-cell table:style-name="ce3" table:number-columns-repeated="3"/>
          <table:table-cell table:number-columns-repeated="1014"/>
        </table:table-row>
        <table:table-row table:style-name="ro6" table:number-rows-repeated="21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7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.00.0000</text:date>, <text:time style:data-style-name="N2" text:time-value="0000-00-00T22:20:36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2-15T10:07:11</meta:creation-date>
    <dc:date>2013-03-17T22:53:32</dc:date>
    <dc:creator>Sophia Nazarova</dc:creator>
    <meta:editing-duration>P0D</meta:editing-duration>
    <meta:editing-cycles>2</meta:editing-cycles>
    <meta:generator>LibreOffice/3.6$Linux_X86_64 LibreOffice_project/360m1$Build-2</meta:generator>
    <meta:document-statistic meta:table-count="7" meta:cell-count="1234" meta:object-count="1"/>
  </office:meta>
</office:document-meta>
</file>